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ae92" officeooo:paragraph-rsid="001eae92"/>
    </style:style>
    <style:style style:name="T1" style:family="text">
      <style:text-properties officeooo:rsid="001eae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M = cere sa spui 6 cu A sau K de atu, 7 cu ambele</text:p>
      <text:p text:style-name="Standard"><text:tab/>nu deschide cu AK in culoarea asta. Nici macar cu una din ele, mai bine incerci sa controlezi <text:tab/>altfel</text:p>
      <text:p text:style-name="Standard"/>
      <text:p text:style-name="Standard">5m= preempt</text:p>
      <text:p text:style-name="Standard"/>
      <text:p text:style-name="Standard">4N= Ace ask =&gt; 5C=0A, 5D=AD, 5H=AH, 5S=AS, 5N=AC, 6C=2A</text:p>
      <text:p text:style-name="Standard">4M=preempt =&gt; 4N =RKCB; raspundem 5C=0-1, 5D=1+Q; 5H=2 fara Q; 5S = 2+Q</text:p>
      <text:p text:style-name="Standard"><text:tab/><text:tab/> <text:s text:c="3"/>5m, 4S/4H si 5H/4S cer sa licitezi 6 cu singletonin acea culoare; cu manque devii <text:tab/>inventiv</text:p>
      <text:p text:style-name="Standard">4m=preempt</text:p>
      <text:p text:style-name="Standard"><text:tab/>=&gt; 4M e de joc; 4NT=RKCB, raspunem ca la 4M</text:p>
      <text:p text:style-name="Standard"><text:tab/>4D/4C cere singleton; il dai pe gura; 5C=fara single(mega rar, sper sa nu existe niciodata), <text:tab/>4N=single D</text:p>
      <text:p text:style-name="Standard">3N=gambling; AKQxxxx intr-o minora; fara A/K in rest</text:p>
      <text:p text:style-name="Standard"><text:tab/>4C/5C/6C = pas sau corect</text:p>
      <text:p text:style-name="Standard"><text:tab/>4D cere scurtime=&gt; 4M e pe gura; 5m e 7222 cu AKQxxxx in m; 4N e scurt in cealalta minora;</text:p>
      <text:p text:style-name="Standard"><text:tab/><text:tab/>pe 3N-4D-4N esti pus la ghici, 5C,6C,5D e pas/corect</text:p>
      <text:p text:style-name="Standard">3x=baraj de bun simt</text:p>
      <text:p text:style-name="Standard"><text:tab/><text:span text:style-name="T1">culori noi sunt forcing, 4N e RKCB, raspunzi ca la 4M-4N; 5X-5N arata x/xx in culoarea de atu </text:span></text:p>
      <text:p text:style-name="Standard"><text:tab/><text:span text:style-name="T1">dar care vrea sa joace slam (inclusiv mare) in culoare</text:span></text:p>
      <text:p text:style-name="P1">2D/H/S= semibaraj</text:p>
      <text:p text:style-name="P1"><text:tab/>=&gt; 2NT e releu; raspunzi 3C=mana proata, culoare proasta; 3D=mana buna, culoare proasta; </text:p>
      <text:p text:style-name="P1"><text:tab/><text:tab/>3H=culoare buna, mana proasta; 3S=mana buna, culoare buna; dupa, totul e Q-bid</text:p>
      <text:p text:style-name="P1"><text:tab/>culori noi sunt F1; culori cu salt sunt fit-showing</text:p>
      <text:p text:style-name="P1"><text:tab/>=&gt; 4M e NF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ner retzler</meta:initial-creator>
    <meta:creation-date>2017-05-17T14:45:39.89</meta:creation-date>
    <dc:date>2017-05-17T15:06:22.718000000</dc:date>
    <meta:editing-duration>PT20M22S</meta:editing-duration>
    <meta:editing-cycles>3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21" meta:word-count="217" meta:character-count="1189" meta:non-whitespace-character-count="968"/>
  </office:meta>
</office:document-meta>
</file>